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Calibri" fo:font-size="14pt" fo:font-style="normal" style:text-underline-style="none" fo:font-weight="normal" officeooo:rsid="00361f8e" officeooo:paragraph-rsid="00361f8e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officeooo:paragraph-rsid="0011bc98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font-variant="normal" fo:text-transform="none" style:font-name="Open Sans" fo:font-size="10.5pt" fo:font-style="normal" fo:font-weight="normal" officeooo:rsid="00104fd2" officeooo:paragraph-rsid="0011bc98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602in" fo:text-align="center" style:justify-single-word="false" fo:widows="1" fo:text-indent="0in" style:auto-text-indent="false" fo:padding="0in" fo:border="none"/>
      <style:text-properties officeooo:paragraph-rsid="003855d1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widows="1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widows="1" fo:text-indent="0in" style:auto-text-indent="false" fo:padding="0in" fo:border="none"/>
      <style:text-properties officeooo:paragraph-rsid="0039edc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0%" fo:text-align="justify" style:justify-single-word="false" fo:text-indent="0in" style:auto-text-indent="false" fo:padding="0in" fo:border="none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Contents_20_Heading">
      <style:paragraph-properties fo:text-align="center" style:justify-single-word="false"/>
      <style:text-properties fo:language="en" fo:country="US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font-variant="normal" fo:text-transform="none" fo:color="#000000" style:font-name="Calibri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font-variant="normal" fo:text-transform="none" fo:color="#000000" style:font-name="Calibri" fo:font-size="14pt" fo:language="en" fo:country="US" fo:font-style="normal" style:text-underline-style="none" fo:font-weight="normal" officeooo:rsid="001abce5" officeooo:paragraph-rsid="003be7a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font-variant="normal" fo:text-transform="none" fo:color="#000000" style:font-name="Calibri" fo:font-size="14pt" fo:language="en" fo:country="US" fo:font-style="normal" style:text-underline-style="none" fo:font-weight="normal" officeooo:rsid="003be7ad" officeooo:paragraph-rsid="003be7a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font-variant="normal" fo:text-transform="none" fo:color="#000000" style:font-name="Calibri" fo:font-size="14pt" fo:language="en" fo:country="US" fo:font-style="normal" style:text-underline-style="none" fo:font-weight="normal" officeooo:rsid="00104fd2" officeooo:paragraph-rsid="0011bc9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color="#000000" style:font-name="Calibri" fo:font-size="14pt" fo:language="en" fo:country="US" fo:font-style="normal" style:text-underline-style="none" fo:font-weight="normal" officeooo:paragraph-rsid="0011bc9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1457in" fo:text-align="justify" style:justify-single-word="false" fo:text-indent="0in" style:auto-text-indent="false"/>
      <style:text-properties fo:color="#000000" style:font-name="Calibri" fo:font-size="14pt" fo:language="en" fo:country="US" fo:font-style="normal" style:text-underline-style="none" fo:font-weight="normal" officeooo:rsid="00360112" officeooo:paragraph-rsid="0037b54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  <style:text-properties fo:language="en" fo:country="US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27969f" officeooo:paragraph-rsid="0027969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2d0935" officeooo:paragraph-rsid="002d093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361f8e" officeooo:paragraph-rsid="00361f8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361f8e" officeooo:paragraph-rsid="00431da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431dad" officeooo:paragraph-rsid="00431da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Calibri" fo:font-size="14pt" fo:language="en" fo:country="US" fo:font-style="normal" style:text-underline-style="none" fo:font-weight="normal" officeooo:rsid="002e4157" officeooo:paragraph-rsid="002e415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" style:family="text">
      <style:text-properties fo:font-variant="normal" fo:text-transform="none" fo:color="#000000" style:font-name="Calibri" fo:font-size="14pt" fo:letter-spacing="normal" fo:font-style="normal" style:text-underline-style="none" fo:font-weight="bold" officeooo:rsid="003855d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" style:family="text">
      <style:text-properties fo:font-variant="normal" fo:text-transform="none" fo:color="#000000" style:font-name="Calibri" fo:font-size="14pt" fo:letter-spacing="normal" fo:language="en" fo:country="US" fo:font-style="normal" style:text-underline-style="none" fo:font-weight="bold" officeooo:rsid="003855d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5" style:family="text">
      <style:text-properties fo:font-variant="normal" fo:text-transform="none" fo:color="#000000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6" style:family="text">
      <style:text-properties fo:font-variant="normal" fo:text-transform="none" fo:color="#000000" style:font-name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style:font-name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8" style:family="text">
      <style:text-properties fo:font-variant="normal" fo:text-transform="none" fo:color="#000000" style:font-name="Calibri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9" style:family="text">
      <style:text-properties officeooo:rsid="001e681d"/>
    </style:style>
    <style:style style:name="T10" style:family="text">
      <style:text-properties officeooo:rsid="002003f0"/>
    </style:style>
    <style:style style:name="T11" style:family="text">
      <style:text-properties officeooo:rsid="00361f8e"/>
    </style:style>
    <style:style style:name="T12" style:family="text">
      <style:text-properties officeooo:rsid="0037b54e"/>
    </style:style>
    <style:style style:name="T13" style:family="text">
      <style:text-properties fo:color="#000000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Calibri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officeooo:rsid="003be7ad"/>
    </style:style>
    <style:style style:name="T18" style:family="text">
      <style:text-properties officeooo:rsid="003d18e3"/>
    </style:style>
    <style:style style:name="T19" style:family="text">
      <style:text-properties officeooo:rsid="00431dad"/>
    </style:style>
    <style:style style:name="T20" style:family="text">
      <style:text-properties fo:language="en" fo:country="US"/>
    </style:style>
    <style:style style:name="T21" style:family="text">
      <style:text-properties officeooo:rsid="0046e67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Emphasis"><text:span text:style-name="T4"/>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9"><text:a xlink:type="simple" xlink:href="#1st Question" text:style-name="Internet_20_link" text:visited-style-name="Visited_20_Internet_20_Link"><text:span text:style-name="T20">In your report, mention what you see in the agent’s behavior. Does it eventually make it to the target location?</text:span></text:a><text:span text:style-name="T20"><text:tab/>1</text:span></text:p>
          <text:p text:style-name="P10"/>
          <text:p text:style-name="P9"><text:a xlink:type="simple" xlink:href="#2nd Question" text:style-name="Internet_20_link" text:visited-style-name="Visited_20_Internet_20_Link"><text:span text:style-name="T20">Justify why you picked these set of states, and how they model the agent and its environment</text:span></text:a><text:span text:style-name="T20">.<text:tab/>2</text:span></text:p>
          <text:p text:style-name="P10"/>
          <text:p text:style-name="P9"><text:a xlink:type="simple" xlink:href="#3rd Question" text:style-name="Internet_20_link" text:visited-style-name="Visited_20_Internet_20_Link"><text:span text:style-name="T20">What changes do you notice in the agent’s behavior?</text:span></text:a><text:span text:style-name="T20"><text:tab/>2</text:span></text:p>
          <text:p text:style-name="P10"/>
          <text:p text:style-name="P9"><text:a xlink:type="simple" xlink:href="#4th Quesiton" text:style-name="Internet_20_link" text:visited-style-name="Visited_20_Internet_20_Link"><text:span text:style-name="T20">Report what changes you made to your basic implementation of Q-Learning to achieve the final version of the agent.</text:span></text:a><text:a xlink:type="simple" xlink:href="#4th Quesiton" text:style-name="Internet_20_link" text:visited-style-name="Visited_20_Internet_20_Link"><text:span text:style-name="T20"> </text:span></text:a><text:a xlink:type="simple" xlink:href="#4th Quesiton" text:style-name="Internet_20_link" text:visited-style-name="Visited_20_Internet_20_Link"><text:span text:style-name="T20">How well does it perform?</text:span></text:a><text:span text:style-name="T20"><text:tab/>3</text:span></text:p>
          <text:p text:style-name="P10"/>
          <text:p text:style-name="P9"><text:a xlink:type="simple" xlink:href="#5th Question" text:style-name="Internet_20_link" text:visited-style-name="Visited_20_Internet_20_Link"><text:span text:style-name="T20">Does your agent get close to finding an optimal policy, i.e. reach the destination in the minimum possible time, and not incur any penalties?</text:span></text:a><text:span text:style-name="T20"><text:tab/>14</text:span></text:p>
        </text:index-body>
      </text:table-of-content>
      <text:p text:style-name="P18"/>
      <text:p text:style-name="P18"/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6"><text:span text:style-name="Emphasis"><text:span text:style-name="T5"/></text:span></text:p>
      <text:p text:style-name="P7"><text:toc-mark text:string-value=" " text:outline-level="1"/></text:p>
      <text:p text:style-name="P7"><text:toc-mark text:string-value=" " text:outline-level="1"/></text:p>
      <text:p text:style-name="P7"><text:bookmark-start text:name="1st Question"/><text:soft-page-break/><text:toc-mark-start text:id="IMark164278156" text:outline-level="1"/><text:span text:style-name="Emphasis"><text:span text:style-name="T5">In your report, mention what you see in the agent’s behavior. Does it eventually make it to the target location?</text:span></text:span><text:bookmark-end text:name="1st Question"/><text:toc-mark-end text:id="IMark164278156"/></text:p>
      <text:p text:style-name="P19"><text:line-break/><text:span text:style-name="T9">It doesn't make it. And if does, is just luck.</text:span></text:p>
      <text:p text:style-name="P19"/>
      <text:p text:style-name="P8"><text:bookmark-start text:name="2nd Question"/><text:toc-mark-start text:id="IMark164278156" text:outline-level="1"/><text:alphabetical-index-mark-start text:id="IMark164277916"/><text:alphabetical-index-mark-start text:id="IMark164278108"/><text:span text:style-name="Emphasis"><text:span text:style-name="T8">Justify why you picked these set of states, and how they model the agent and its environment.</text:span></text:span><text:bookmark-end text:name="2nd Question"/><text:alphabetical-index-mark-end text:id="IMark164278108"/><text:alphabetical-index-mark-end text:id="IMark164277916"/><text:toc-mark-end text:id="IMark164278156"/></text:p>
      <text:p text:style-name="P12"/>
      <text:p text:style-name="P13">I think that are 4 fundamental states that the car can be in at every moment regarding <text:span text:style-name="T9">the traffic rules</text:span>: green_light_can_left, green_light_cant_left, red_light_can_right, red_light_cant_right. <text:span text:style-name="T17">But this states are implicit in the inputs so there we can use the text representation of the inputs dictionary as a key. </text:span>If we combine <text:span text:style-name="T17">inputs </text:span>with the direction that the planners want us to go (forward, left <text:span text:style-name="T9">or</text:span> right) <text:span text:style-name="T17">we can represent all possible states in which the car can be at any intersection. <text:line-break/><text:line-break/>So a state would be formed in python like the following:</text:span></text:p>
      <text:p text:style-name="P13"/>
      <text:p text:style-name="P14">(next_waypoint, str(inputs))</text:p>
      <text:p text:style-name="P14"/>
      <text:p text:style-name="P14">Is the same as having a string like this as the state:</text:p>
      <text:p text:style-name="P14"/>
      <text:p text:style-name="P14">" forward {left: 'forward', right: None, left: None, light: green} "</text:p>
      <text:p text:style-name="P13"/>
      <text:p text:style-name="P14">It would be 1 string like the one above for each <text:span text:style-name="T21">combination</text:span> of input values and next waypoints. The current state depends on the values of the inputs, therefore the state can change with the time. I think they model the world correctly since it is true that the state changes with time in a way that a decision taken at the same location might be good in time T but bad in time T+1, depending on the traffic and light states.</text:p>
      <text:p text:style-name="P15"/>
      <text:p text:style-name="P15"/>
      <text:p text:style-name="P3"><text:bookmark-start text:name="3rd Question"/><text:toc-mark-start text:id="IMark164278156" text:outline-level="1"/><text:span text:style-name="Emphasis"><text:span text:style-name="T14">What changes do you notice in the agent’s behavior?</text:span></text:span><text:bookmark-end text:name="3rd Question"/><text:toc-mark-end text:id="IMark164278156"/></text:p>
      <text:p text:style-name="P19"><text:line-break/><text:span text:style-name="T10">It makes decisions that make sense after a couple of steps. Also, it learns how avoid accidents if you give it enough time. It reaches the destination every time, without having to wait a lot of time (in less than 25 steps). </text:span></text:p>
      <text:p text:style-name="P16"/>
      <text:p text:style-name="P16"/>
      <text:p text:style-name="P2"><text:bookmark-start text:name="4th Quesiton"/><text:soft-page-break/><text:toc-mark-start text:id="IMark164278156" text:outline-level="1"/><text:span text:style-name="Emphasis"><text:span text:style-name="T5">Report what changes you made to your basic implementation of Q-Learning to achieve the final version of the agent.</text:span></text:span><text:span text:style-name="Emphasis"><text:span text:style-name="T6"> </text:span></text:span><text:span text:style-name="Emphasis"><text:span text:style-name="T5">How well does it perform?</text:span></text:span><text:bookmark-end text:name="4th Quesiton"/><text:toc-mark-end text:id="IMark164278156"/></text:p>
      <text:p text:style-name="P19"/>
      <text:p text:style-name="P20">I changed the values of gamma and the learning <text:span text:style-name="T11">and run the 20 trial per each combination of parameters. I compared the metrics of each pair of parameters and choose the one I consider the best.</text:span></text:p>
      <text:p text:style-name="P20"/>
      <text:p text:style-name="P21">The values that I used:</text:p>
      <text:p text:style-name="P21"/>
      <text:p text:style-name="P21">self.<text:span text:style-name="T18">g</text:span>amma_vals = [0.8, 0.5, 0.1, 0.01, 0.001, 0]</text:p>
      <text:p text:style-name="P21">self.learning_rate_vals = [1, 0.8, 0.5, 0.3, 0.1, 0]</text:p>
      <text:p text:style-name="P22"/>
      <text:p text:style-name="P23">The combination of parameters I choose were : <text:span text:style-name="T19">gamma=0.001, learning_rate=0.1</text:span>. I choose these <text:span text:style-name="T12">values</text:span> because they produced the least value for the "Invalid Steps with params / Steps with params". This metric means the percentage of steps the algorithm took that had a negative reward in relation to all the steps it took. Also with these <text:span text:style-name="T12">values</text:span>, all the runs ended in positive net rewards <text:span text:style-name="T12">and it was capable of getting to the destination on time</text:span> <text:span text:style-name="T19">99.05</text:span>% <text:span text:style-name="T12">of the time</text:span>.</text:p>
      <text:p text:style-name="P22"/>
      <text:p text:style-name="P22"><text:span text:style-name="T12">This is a list with all </text:span>the results (long scroll):</text:p>
      <text:p text:style-name="P22"/>
      <text:p text:style-name="P24">**************************************************</text:p>
      <text:p text:style-name="P24">357 Steps completed for params gamma=0.8, learning_rate=1 : </text:p>
      <text:p text:style-name="P24">Net Reward Positive Runs/ Runs with params : 0.952380952381</text:p>
      <text:p text:style-name="P24">Invalid Steps with params / Steps with params: 0.0700280112045</text:p>
      <text:p text:style-name="P24">Invalid Steps after policy learnt / Steps with params: 0.0535117056856</text:p>
      <text:p text:style-name="P24">In time / All runs: 0.809523809524</text:p>
      <text:p text:style-name="P24">Steps before in time: 58</text:p>
      <text:p text:style-name="P24">Runs before in time: 1</text:p>
      <text:p text:style-name="P24">Percentage of runs not in time: 0.047619047619</text:p>
      <text:p text:style-name="P24">**************************************************</text:p>
      <text:p text:style-name="P24"><text:soft-page-break/>314 Steps completed for params gamma=0.8, learning_rate=0.8 : </text:p>
      <text:p text:style-name="P24">Net Reward Positive Runs/ Runs with params : 1.0</text:p>
      <text:p text:style-name="P24">Invalid Steps with params / Steps with params: 0.0541401273885</text:p>
      <text:p text:style-name="P24">Invalid Steps after policy learnt / Steps with params: 0.0194552529183</text:p>
      <text:p text:style-name="P24">In time / All runs: 1.0</text:p>
      <text:p text:style-name="P24">Steps before in time: 57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62 Steps completed for params gamma=0.8, learning_rate=0.5 : </text:p>
      <text:p text:style-name="P24">Net Reward Positive Runs/ Runs with params : 1.0</text:p>
      <text:p text:style-name="P24">Invalid Steps with params / Steps with params: 0.0763358778626</text:p>
      <text:p text:style-name="P24">Invalid Steps after policy learnt / Steps with params: 0.0704845814978</text:p>
      <text:p text:style-name="P24">In time / All runs: 1.0</text:p>
      <text:p text:style-name="P24">Steps before in time: 35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64 Steps completed for params gamma=0.8, learning_rate=0.3 : </text:p>
      <text:p text:style-name="P24">Net Reward Positive Runs/ Runs with params : 1.0</text:p>
      <text:p text:style-name="P24">Invalid Steps with params / Steps with params: 0.0681818181818</text:p>
      <text:p text:style-name="P24">Invalid Steps after policy learnt / Steps with params: 0.0309278350515</text:p>
      <text:p text:style-name="P24">In time / All runs: 0.95</text:p>
      <text:p text:style-name="P24">Steps before in time: 7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17 Steps completed for params gamma=0.8, learning_rate=0.1 : </text:p>
      <text:p text:style-name="P24">Net Reward Positive Runs/ Runs with params : 1.0</text:p>
      <text:p text:style-name="P24"><text:soft-page-break/>Invalid Steps with params / Steps with params: 0.0630914826498</text:p>
      <text:p text:style-name="P24">Invalid Steps after policy learnt / Steps with params: 0.02</text:p>
      <text:p text:style-name="P24">In time / All runs: 0.95</text:p>
      <text:p text:style-name="P24">Steps before in time: 67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1786 Steps completed for params gamma=0.8, learning_rate=0 : </text:p>
      <text:p text:style-name="P24">Net Reward Positive Runs/ Runs with params : 0.0</text:p>
      <text:p text:style-name="P24">Invalid Steps with params / Steps with params: 0.591825307951</text:p>
      <text:p text:style-name="P24">Invalid Steps after policy learnt / Steps with params: 0.778578784758</text:p>
      <text:p text:style-name="P24">In time / All runs: 0.1</text:p>
      <text:p text:style-name="P24">Steps before in time: 815</text:p>
      <text:p text:style-name="P24">Runs before in time: 4</text:p>
      <text:p text:style-name="P24">Percentage of runs not in time: 0.2</text:p>
      <text:p text:style-name="P24">**************************************************</text:p>
      <text:p text:style-name="P24">245 Steps completed for params gamma=0.5, learning_rate=1 : </text:p>
      <text:p text:style-name="P24">Net Reward Positive Runs/ Runs with params : 1.0</text:p>
      <text:p text:style-name="P24">Invalid Steps with params / Steps with params: 0.069387755102</text:p>
      <text:p text:style-name="P24">Invalid Steps after policy learnt / Steps with params: 0.0348258706468</text:p>
      <text:p text:style-name="P24">In time / All runs: 0.95</text:p>
      <text:p text:style-name="P24">Steps before in time: 44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60 Steps completed for params gamma=0.5, learning_rate=0.8 : </text:p>
      <text:p text:style-name="P24">Net Reward Positive Runs/ Runs with params : 1.0</text:p>
      <text:p text:style-name="P24">Invalid Steps with params / Steps with params: 0.0653846153846</text:p>
      <text:p text:style-name="P24">Invalid Steps after policy learnt / Steps with params: 0.0287081339713</text:p>
      <text:p text:style-name="P24"><text:soft-page-break/>In time / All runs: 1.0</text:p>
      <text:p text:style-name="P24">Steps before in time: 51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78 Steps completed for params gamma=0.5, learning_rate=0.5 : </text:p>
      <text:p text:style-name="P24">Net Reward Positive Runs/ Runs with params : 1.0</text:p>
      <text:p text:style-name="P24">Invalid Steps with params / Steps with params: 0.068345323741</text:p>
      <text:p text:style-name="P24">Invalid Steps after policy learnt / Steps with params: 0.0666666666667</text:p>
      <text:p text:style-name="P24">In time / All runs: 1.0</text:p>
      <text:p text:style-name="P24">Steps before in time: 38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84 Steps completed for params gamma=0.5, learning_rate=0.3 : </text:p>
      <text:p text:style-name="P24">Net Reward Positive Runs/ Runs with params : 1.0</text:p>
      <text:p text:style-name="P24">Invalid Steps with params / Steps with params: 0.0457746478873</text:p>
      <text:p text:style-name="P24">Invalid Steps after policy learnt / Steps with params: 0.0243902439024</text:p>
      <text:p text:style-name="P24">In time / All runs: 1.0</text:p>
      <text:p text:style-name="P24">Steps before in time: 38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83 Steps completed for params gamma=0.5, learning_rate=0.1 : </text:p>
      <text:p text:style-name="P24">Net Reward Positive Runs/ Runs with params : 1.0</text:p>
      <text:p text:style-name="P24">Invalid Steps with params / Steps with params: 0.0742049469965</text:p>
      <text:p text:style-name="P24">Invalid Steps after policy learnt / Steps with params: 0.0480349344978</text:p>
      <text:p text:style-name="P24">In time / All runs: 0.95</text:p>
      <text:p text:style-name="P24">Steps before in time: 54</text:p>
      <text:p text:style-name="P24"><text:soft-page-break/>Runs before in time: 1</text:p>
      <text:p text:style-name="P24">Percentage of runs not in time: 0.05</text:p>
      <text:p text:style-name="P24">**************************************************</text:p>
      <text:p text:style-name="P24">1381 Steps completed for params gamma=0.5, learning_rate=0 : </text:p>
      <text:p text:style-name="P24">Net Reward Positive Runs/ Runs with params : 0.5</text:p>
      <text:p text:style-name="P24">Invalid Steps with params / Steps with params: 0.553946415641</text:p>
      <text:p text:style-name="P24">Invalid Steps after policy learnt / Steps with params: 0.762865792129</text:p>
      <text:p text:style-name="P24">In time / All runs: 0.3</text:p>
      <text:p text:style-name="P24">Steps before in time: 39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40 Steps completed for params gamma=0.1, learning_rate=1 : </text:p>
      <text:p text:style-name="P24">Net Reward Positive Runs/ Runs with params : 1.0</text:p>
      <text:p text:style-name="P24">Invalid Steps with params / Steps with params: 0.0875</text:p>
      <text:p text:style-name="P24">Invalid Steps after policy learnt / Steps with params: 0.0597014925373</text:p>
      <text:p text:style-name="P24">In time / All runs: 1.0</text:p>
      <text:p text:style-name="P24">Steps before in time: 39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70 Steps completed for params gamma=0.1, learning_rate=0.8 : </text:p>
      <text:p text:style-name="P24">Net Reward Positive Runs/ Runs with params : 1.0</text:p>
      <text:p text:style-name="P24">Invalid Steps with params / Steps with params: 0.0851851851852</text:p>
      <text:p text:style-name="P24">Invalid Steps after policy learnt / Steps with params: 0.0646766169154</text:p>
      <text:p text:style-name="P24">In time / All runs: 0.95</text:p>
      <text:p text:style-name="P24">Steps before in time: 69</text:p>
      <text:p text:style-name="P24">Runs before in time: 1</text:p>
      <text:p text:style-name="P24">Percentage of runs not in time: 0.05</text:p>
      <text:p text:style-name="P24"><text:soft-page-break/>**************************************************</text:p>
      <text:p text:style-name="P24">287 Steps completed for params gamma=0.1, learning_rate=0.5 : </text:p>
      <text:p text:style-name="P24">Net Reward Positive Runs/ Runs with params : 1.0</text:p>
      <text:p text:style-name="P24">Invalid Steps with params / Steps with params: 0.0487804878049</text:p>
      <text:p text:style-name="P24">Invalid Steps after policy learnt / Steps with params: 0.00892857142857</text:p>
      <text:p text:style-name="P24">In time / All runs: 0.95</text:p>
      <text:p text:style-name="P24">Steps before in time: 63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74 Steps completed for params gamma=0.1, learning_rate=0.3 : </text:p>
      <text:p text:style-name="P24">Net Reward Positive Runs/ Runs with params : 1.0</text:p>
      <text:p text:style-name="P24">Invalid Steps with params / Steps with params: 0.0693430656934</text:p>
      <text:p text:style-name="P24">Invalid Steps after policy learnt / Steps with params: 0.0480349344978</text:p>
      <text:p text:style-name="P24">In time / All runs: 1.0</text:p>
      <text:p text:style-name="P24">Steps before in time: 45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06 Steps completed for params gamma=0.1, learning_rate=0.1 : </text:p>
      <text:p text:style-name="P24">Net Reward Positive Runs/ Runs with params : 1.0</text:p>
      <text:p text:style-name="P24">Invalid Steps with params / Steps with params: 0.0653594771242</text:p>
      <text:p text:style-name="P24">Invalid Steps after policy learnt / Steps with params: 0.0413533834586</text:p>
      <text:p text:style-name="P24">In time / All runs: 1.0</text:p>
      <text:p text:style-name="P24">Steps before in time: 4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1783 Steps completed for params gamma=0.1, learning_rate=0 : </text:p>
      <text:p text:style-name="P24"><text:soft-page-break/>Net Reward Positive Runs/ Runs with params : 0.1</text:p>
      <text:p text:style-name="P24">Invalid Steps with params / Steps with params: 0.59338194055</text:p>
      <text:p text:style-name="P24">Invalid Steps after policy learnt / Steps with params: 0.690224570674</text:p>
      <text:p text:style-name="P24">In time / All runs: 0.25</text:p>
      <text:p text:style-name="P24">Steps before in time: 269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60 Steps completed for params gamma=0.01, learning_rate=1 : </text:p>
      <text:p text:style-name="P24">Net Reward Positive Runs/ Runs with params : 1.0</text:p>
      <text:p text:style-name="P24">Invalid Steps with params / Steps with params: 0.0694444444444</text:p>
      <text:p text:style-name="P24">Invalid Steps after policy learnt / Steps with params: 0.0434782608696</text:p>
      <text:p text:style-name="P24">In time / All runs: 0.95</text:p>
      <text:p text:style-name="P24">Steps before in time: 107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85 Steps completed for params gamma=0.01, learning_rate=0.8 : </text:p>
      <text:p text:style-name="P24">Net Reward Positive Runs/ Runs with params : 1.0</text:p>
      <text:p text:style-name="P24">Invalid Steps with params / Steps with params: 0.0631578947368</text:p>
      <text:p text:style-name="P24">Invalid Steps after policy learnt / Steps with params: 0.0217391304348</text:p>
      <text:p text:style-name="P24">In time / All runs: 0.95</text:p>
      <text:p text:style-name="P24">Steps before in time: 55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86 Steps completed for params gamma=0.01, learning_rate=0.5 : </text:p>
      <text:p text:style-name="P24">Net Reward Positive Runs/ Runs with params : 1.0</text:p>
      <text:p text:style-name="P24">Invalid Steps with params / Steps with params: 0.0594405594406</text:p>
      <text:p text:style-name="P24"><text:soft-page-break/>Invalid Steps after policy learnt / Steps with params: 0.0316742081448</text:p>
      <text:p text:style-name="P24">In time / All runs: 0.95</text:p>
      <text:p text:style-name="P24">Steps before in time: 65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15 Steps completed for params gamma=0.01, learning_rate=0.3 : </text:p>
      <text:p text:style-name="P24">Net Reward Positive Runs/ Runs with params : 1.0</text:p>
      <text:p text:style-name="P24">Invalid Steps with params / Steps with params: 0.0697674418605</text:p>
      <text:p text:style-name="P24">Invalid Steps after policy learnt / Steps with params: 0.0306748466258</text:p>
      <text:p text:style-name="P24">In time / All runs: 1.0</text:p>
      <text:p text:style-name="P24">Steps before in time: 52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21 Steps completed for params gamma=0.01, learning_rate=0.1 : </text:p>
      <text:p text:style-name="P24">Net Reward Positive Runs/ Runs with params : 1.0</text:p>
      <text:p text:style-name="P24">Invalid Steps with params / Steps with params: 0.0591900311526</text:p>
      <text:p text:style-name="P24">Invalid Steps after policy learnt / Steps with params: 0.0272373540856</text:p>
      <text:p text:style-name="P24">In time / All runs: 0.95</text:p>
      <text:p text:style-name="P24">Steps before in time: 64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1548 Steps completed for params gamma=0.01, learning_rate=0 : </text:p>
      <text:p text:style-name="P24">Net Reward Positive Runs/ Runs with params : 0.3</text:p>
      <text:p text:style-name="P24">Invalid Steps with params / Steps with params: 0.581395348837</text:p>
      <text:p text:style-name="P24">Invalid Steps after policy learnt / Steps with params: 0.775065387969</text:p>
      <text:p text:style-name="P24">In time / All runs: 0.2</text:p>
      <text:p text:style-name="P24"><text:soft-page-break/>Steps before in time: 401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37 Steps completed for params gamma=0.001, learning_rate=1 : </text:p>
      <text:p text:style-name="P24">Net Reward Positive Runs/ Runs with params : 1.0</text:p>
      <text:p text:style-name="P24">Invalid Steps with params / Steps with params: 0.0759493670886</text:p>
      <text:p text:style-name="P24">Invalid Steps after policy learnt / Steps with params: 0.0576923076923</text:p>
      <text:p text:style-name="P24">In time / All runs: 1.0</text:p>
      <text:p text:style-name="P24">Steps before in time: 29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16 Steps completed for params gamma=0.001, learning_rate=0.8 : </text:p>
      <text:p text:style-name="P24">Net Reward Positive Runs/ Runs with params : 1.0</text:p>
      <text:p text:style-name="P24">Invalid Steps with params / Steps with params: 0.0632911392405</text:p>
      <text:p text:style-name="P24">Invalid Steps after policy learnt / Steps with params: 0.0592592592593</text:p>
      <text:p text:style-name="P24">In time / All runs: 0.95</text:p>
      <text:p text:style-name="P24">Steps before in time: 46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73 Steps completed for params gamma=0.001, learning_rate=0.5 : </text:p>
      <text:p text:style-name="P24">Net Reward Positive Runs/ Runs with params : 1.0</text:p>
      <text:p text:style-name="P24">Invalid Steps with params / Steps with params: 0.0586080586081</text:p>
      <text:p text:style-name="P24">Invalid Steps after policy learnt / Steps with params: 0.0398406374502</text:p>
      <text:p text:style-name="P24">In time / All runs: 1.0</text:p>
      <text:p text:style-name="P24">Steps before in time: 22</text:p>
      <text:p text:style-name="P24">Runs before in time: 1</text:p>
      <text:p text:style-name="P24"><text:soft-page-break/>Percentage of runs not in time: 0.05</text:p>
      <text:p text:style-name="P24">**************************************************</text:p>
      <text:p text:style-name="P24">307 Steps completed for params gamma=0.001, learning_rate=0.3 : </text:p>
      <text:p text:style-name="P24">Net Reward Positive Runs/ Runs with params : 1.0</text:p>
      <text:p text:style-name="P24">Invalid Steps with params / Steps with params: 0.0586319218241</text:p>
      <text:p text:style-name="P24">Invalid Steps after policy learnt / Steps with params: 0.0541516245487</text:p>
      <text:p text:style-name="P24">In time / All runs: 1.0</text:p>
      <text:p text:style-name="P24">Steps before in time: 3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79 Steps completed for params gamma=0.001, learning_rate=0.1 : </text:p>
      <text:p text:style-name="P24">Net Reward Positive Runs/ Runs with params : 1.0</text:p>
      <text:p text:style-name="P24">Invalid Steps with params / Steps with params: 0.0430107526882</text:p>
      <text:p text:style-name="P24">Invalid Steps after policy learnt / Steps with params: 0.0244897959184</text:p>
      <text:p text:style-name="P24">In time / All runs: 1.0</text:p>
      <text:p text:style-name="P24">Steps before in time: 34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1867 Steps completed for params gamma=0.001, learning_rate=0 : </text:p>
      <text:p text:style-name="P24">Net Reward Positive Runs/ Runs with params : 0.7</text:p>
      <text:p text:style-name="P24">Invalid Steps with params / Steps with params: 0.560257096947</text:p>
      <text:p text:style-name="P24">Invalid Steps after policy learnt / Steps with params: 0.743491577335</text:p>
      <text:p text:style-name="P24">In time / All runs: 0.15</text:p>
      <text:p text:style-name="P24">Steps before in time: 561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<text:soft-page-break/>314 Steps completed for params gamma=0, learning_rate=1 : </text:p>
      <text:p text:style-name="P24">Net Reward Positive Runs/ Runs with params : 1.0</text:p>
      <text:p text:style-name="P24">Invalid Steps with params / Steps with params: 0.0541401273885</text:p>
      <text:p text:style-name="P24">Invalid Steps after policy learnt / Steps with params: 0.0236220472441</text:p>
      <text:p text:style-name="P24">In time / All runs: 0.9</text:p>
      <text:p text:style-name="P24">Steps before in time: 6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97 Steps completed for params gamma=0, learning_rate=0.8 : </text:p>
      <text:p text:style-name="P24">Net Reward Positive Runs/ Runs with params : 1.0</text:p>
      <text:p text:style-name="P24">Invalid Steps with params / Steps with params: 0.0740740740741</text:p>
      <text:p text:style-name="P24">Invalid Steps after policy learnt / Steps with params: 0.0441767068273</text:p>
      <text:p text:style-name="P24">In time / All runs: 0.95</text:p>
      <text:p text:style-name="P24">Steps before in time: 48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293 Steps completed for params gamma=0, learning_rate=0.5 : </text:p>
      <text:p text:style-name="P24">Net Reward Positive Runs/ Runs with params : 1.0</text:p>
      <text:p text:style-name="P24">Invalid Steps with params / Steps with params: 0.0648464163823</text:p>
      <text:p text:style-name="P24">Invalid Steps after policy learnt / Steps with params: 0.0423728813559</text:p>
      <text:p text:style-name="P24">In time / All runs: 0.95</text:p>
      <text:p text:style-name="P24">Steps before in time: 57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322 Steps completed for params gamma=0, learning_rate=0.3 : </text:p>
      <text:p text:style-name="P24">Net Reward Positive Runs/ Runs with params : 1.0</text:p>
      <text:p text:style-name="P24"><text:soft-page-break/>Invalid Steps with params / Steps with params: 0.0527950310559</text:p>
      <text:p text:style-name="P24">Invalid Steps after policy learnt / Steps with params: 0.0176211453744</text:p>
      <text:p text:style-name="P24">In time / All runs: 0.9</text:p>
      <text:p text:style-name="P24">Steps before in time: 95</text:p>
      <text:p text:style-name="P24">Runs before in time: 2</text:p>
      <text:p text:style-name="P24">Percentage of runs not in time: 0.1</text:p>
      <text:p text:style-name="P24">**************************************************</text:p>
      <text:p text:style-name="P24">267 Steps completed for params gamma=0, learning_rate=0.1 : </text:p>
      <text:p text:style-name="P24">Net Reward Positive Runs/ Runs with params : 1.0</text:p>
      <text:p text:style-name="P24">Invalid Steps with params / Steps with params: 0.0524344569288</text:p>
      <text:p text:style-name="P24">Invalid Steps after policy learnt / Steps with params: 0.0379746835443</text:p>
      <text:p text:style-name="P24">In time / All runs: 1.0</text:p>
      <text:p text:style-name="P24">Steps before in time: 30</text:p>
      <text:p text:style-name="P24">Runs before in time: 1</text:p>
      <text:p text:style-name="P24">Percentage of runs not in time: 0.05</text:p>
      <text:p text:style-name="P24">**************************************************</text:p>
      <text:p text:style-name="P24">1528 Steps completed for params gamma=0, learning_rate=0 : </text:p>
      <text:p text:style-name="P24">Net Reward Positive Runs/ Runs with params : 0.05</text:p>
      <text:p text:style-name="P24">Invalid Steps with params / Steps with params: 0.577879581152</text:p>
      <text:p text:style-name="P24">Invalid Steps after policy learnt / Steps with params: 0.672116257947</text:p>
      <text:p text:style-name="P24">In time / All runs: 0.25</text:p>
      <text:p text:style-name="P24">Steps before in time: 427</text:p>
      <text:p text:style-name="P24">Runs before in time: 3</text:p>
      <text:p text:style-name="P24">Percentage of runs not in time: 0.15</text:p>
      <text:p text:style-name="P25"/>
      <text:p text:style-name="P25"/>
      <text:p text:style-name="P25"/>
      <text:p text:style-name="P25"/>
      <text:p text:style-name="P25"/>
      <text:p text:style-name="P2"><text:bookmark-start text:name="5th Question"/><text:soft-page-break/><text:toc-mark-start text:id="IMark164278156" text:outline-level="1"/><text:span text:style-name="Emphasis"><text:span text:style-name="T5">Does your agent get close to finding an optimal policy, i.e. reach the destination in the minimum possible time, and not incur any penalties?</text:span></text:span><text:bookmark-end text:name="5th Question"/><text:span text:style-name="T16"> </text:span><text:toc-mark-end text:id="IMark164278156"/></text:p>
      <text:p text:style-name="P16"/>
      <text:p text:style-name="P17">The optimal policy would be the one that gets in time to the destination <text:span text:style-name="T12">100% of the time </text:span>without <text:span text:style-name="T12">making </text:span>any <text:span text:style-name="T12">step with </text:span>negative reward. <text:span text:style-name="T12">After my agent </text:span>learn<text:span text:style-name="T12">ed</text:span> <text:span text:style-name="T12">how to make it in time to the destination (after the first trial on time), it was able to get in time to the destination 100% of the time and the percentage steps with negative rewards was 2.45%. In conclusion, the policy learnt by my agent was not the optimal policy, but it very close to the optimal poli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0H7M6S</meta:editing-duration>
    <meta:editing-cycles>35</meta:editing-cycles>
    <meta:generator>LibreOffice/5.0.6.3$Windows_x86 LibreOffice_project/490fc03b25318460cfc54456516ea2519c11d1aa</meta:generator>
    <dc:date>2016-07-11T21:21:58.237000000</dc:date>
    <meta:document-statistic meta:table-count="0" meta:image-count="0" meta:object-count="0" meta:page-count="15" meta:paragraph-count="351" meta:word-count="2841" meta:character-count="18104" meta:non-whitespace-character-count="15570"/>
    <meta:user-defined meta:name="Info 1"/>
    <meta:user-defined meta:name="Info 2"/>
    <meta:user-defined meta:name="Info 3"/>
    <meta:user-defined meta:name="Info 4"/>
  </office:meta>
</office:document-meta>
</file>